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38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9-19T15:25:35.597000026</dc:date>
    <meta:editing-cycles>26</meta:editing-cycles>
    <meta:editing-duration>PT1H23M24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5) </text:p>
              </table:table-cell>
              <table:table-cell office:value-type="float" office:value="2.5">
                <text:p>2.5</text:p>
              </table:table-cell>
              <table:table-cell office:value-type="float" office:value="4.33012701892219">
                <text:p>4.33012701892219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1">
                <text:p>1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1.5">
                <text:p>1.5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2">
                <text:p>2</text:p>
              </table:table-cell>
              <table:table-cell office:value-type="float" office:value="3.46410161513775">
                <text:p>3.46410161513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4.33012701892219">
                <text:p>4.33012701892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